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627cm" table:align="margins"/>
    </style:style>
    <style:style style:name="Table1.A" style:family="table-column">
      <style:table-column-properties style:column-width="6.209cm" style:rel-column-width="21845*"/>
    </style:style>
    <style:style style:name="Table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627cm" table:align="margins"/>
    </style:style>
    <style:style style:name="Table2.A" style:family="table-column">
      <style:table-column-properties style:column-width="9.313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8.627cm" table:align="margins"/>
    </style:style>
    <style:style style:name="Table3.A" style:family="table-column">
      <style:table-column-properties style:column-width="9.313cm" style:rel-column-width="3276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8.627cm" table:align="margins"/>
    </style:style>
    <style:style style:name="Table4.A" style:family="table-column">
      <style:table-column-properties style:column-width="4.657cm" style:rel-column-width="1638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8.627cm" table:align="margins"/>
    </style:style>
    <style:style style:name="Table5.A" style:family="table-column">
      <style:table-column-properties style:column-width="6.209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8.627cm" table:align="margins"/>
    </style:style>
    <style:style style:name="Table6.A" style:family="table-column">
      <style:table-column-properties style:column-width="9.313cm" style:rel-column-width="3276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8.627cm" table:align="margins"/>
    </style:style>
    <style:style style:name="Table7.A" style:family="table-column">
      <style:table-column-properties style:column-width="3.725cm" style:rel-column-width="13107*"/>
    </style:style>
    <style:style style:name="Table7.C" style:family="table-column">
      <style:table-column-properties style:column-width="5.588cm" style:rel-column-width="19660*"/>
    </style:style>
    <style:style style:name="Table7.D" style:family="table-column">
      <style:table-column-properties style:column-width="5.588cm" style:rel-column-width="19661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none" fo:border-top="none" fo:border-bottom="0.002cm solid #000000"/>
    </style:style>
    <style:style style:name="Table7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8.627cm" table:align="margins"/>
    </style:style>
    <style:style style:name="Table8.A" style:family="table-column">
      <style:table-column-properties style:column-width="9.313cm" style:rel-column-width="32767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8.627cm" table:align="margins"/>
    </style:style>
    <style:style style:name="Table9.A" style:family="table-column">
      <style:table-column-properties style:column-width="9.313cm" style:rel-column-width="3276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8.627cm" table:align="margins"/>
    </style:style>
    <style:style style:name="Table10.A" style:family="table-column">
      <style:table-column-properties style:column-width="4.657cm" style:rel-column-width="16383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none" fo:border-top="none" fo:border-bottom="0.002cm solid #000000"/>
    </style:style>
    <style:style style:name="Tab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8.627cm" table:align="margins"/>
    </style:style>
    <style:style style:name="Table11.A" style:family="table-column">
      <style:table-column-properties style:column-width="4.657cm" style:rel-column-width="16383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D1" style:family="table-cell">
      <style:table-cell-properties fo:padding="0.097cm" fo:border="0.002cm solid #000000"/>
    </style:style>
    <style:style style:name="Table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none" fo:border-top="none" fo:border-bottom="0.002cm solid #000000"/>
    </style:style>
    <style:style style:name="Table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4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master-page-name="">
      <style:paragraph-properties fo:margin-left="0cm" fo:margin-right="-1.984cm" fo:text-indent="0cm" style:auto-text-indent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signment 1</text:p>
      <text:p text:style-name="Standard">-------------</text:p>
      <text:p text:style-name="Standard"/>
      <text:p text:style-name="Standard">Question 1. <text:span text:style-name="T1">Identify participating entities.</text:span></text:p>
      <text:p text:style-name="Standard"/>
      <text:p text:style-name="Standard">Answer: There are following participating entities-</text:p>
      <text:p text:style-name="Standard"><text:tab/>a.Shopper</text:p>
      <text:p text:style-name="Standard"><text:tab/>b.Product</text:p>
      <text:p text:style-name="Standard"><text:tab/>c.Administrator</text:p>
      <text:p text:style-name="Standard"/>
      <text:p text:style-name="Standard">Question 2. <text:span text:style-name="T1">Identify the relations.</text:span></text:p>
      <text:p text:style-name="Standard"/>
      <text:p text:style-name="Standard">Answer:<text:tab/>a. Shopper has a relationship with product</text:p>
      <text:p text:style-name="Standard"><text:tab/>-&gt;&gt; Shopper buyes/cancel Product</text:p>
      <text:p text:style-name="Standard"><text:tab/>b. <text:s/>Administrator has a relationship with product</text:p>
      <text:p text:style-name="Standard"><text:tab/>-&gt;&gt; Administrator manages product</text:p>
      <text:p text:style-name="Standard"/>
      <text:p text:style-name="Standard">Question 3.<text:span text:style-name="T1"> Identify the key Attributes</text:span></text:p>
      <text:p text:style-name="Standard"/>
      <text:p text:style-name="Standard">Answer: a. Shopper has a key atrribute -&gt; ID</text:p>
      <text:p text:style-name="Standard"><text:tab/>b. Product has a key attribute -&gt; ID</text:p>
      <text:p text:style-name="Standard"><text:tab/>c. Administrator has a key attribute -&gt; ID</text:p>
      <text:p text:style-name="Standard"/>
      <text:p text:style-name="Standard">Question 4. <text:span text:style-name="T1">Draw the ER diagram.</text:span></text:p>
      <text:p text:style-name="Standard"/>
      <text:p text:style-name="Standard">Answer: Refer to submitted PNG file.</text:p>
      <text:p text:style-name="Standard">-----------------------------------------------------------------------------------------------------------------------</text:p>
      <text:p text:style-name="Standard"/>
      <text:p text:style-name="P10">Assignment 2</text:p>
      <text:p text:style-name="Standard">------------</text:p>
      <text:p text:style-name="Standard"/>
      <text:p text:style-name="Standard">Question . <text:span text:style-name="T1">Explain normalization techniques along with an example.</text:span></text:p>
      <text:p text:style-name="Standard"/>
      <text:p text:style-name="Standard">Answer. There are four type of normalization techniques:-</text:p>
      <text:p text:style-name="Standard"><text:tab/></text:p>
      <text:list xml:id="list3425330152476118825" text:style-name="L1">
        <text:list-item>
          <text:list>
            <text:list-item>
              <text:list>
                <text:list-item>
                  <text:p text:style-name="P6">1NF</text:p>
                </text:list-item>
              </text:list>
            </text:list-item>
          </text:list>
        </text:list-item>
      </text:list>
      <text:p text:style-name="Standard"/>
      <text:p text:style-name="Standard">This is also called first Normalization Form.It states that an attribute of a table cannot hold <text:s text:c="3"/>multiple values.It must hold only single-valued attribute.</text:p>
      <text:p text:style-name="Standard"/>
      <text:p text:style-name="Standard"><text:tab/></text:p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12">EMP_ID</text:p>
          </table:table-cell>
          <table:table-cell table:style-name="Table11.A1" office:value-type="string">
            <text:p text:style-name="P12">EMP_Name</text:p>
          </table:table-cell>
          <table:table-cell table:style-name="Table11.A1" office:value-type="string">
            <text:p text:style-name="P12">EMP_Phone</text:p>
          </table:table-cell>
          <table:table-cell table:style-name="Table11.D1" office:value-type="string">
            <text:p text:style-name="P12">EMP_State</text:p>
          </table:table-cell>
        </table:table-row>
        <table:table-row>
          <table:table-cell table:style-name="Table11.A2" office:value-type="float" office:value="1">
            <text:p text:style-name="Table_20_Contents">1</text:p>
          </table:table-cell>
          <table:table-cell table:style-name="Table11.B2" office:value-type="string">
            <text:p text:style-name="Table_20_Contents">Hitesh</text:p>
          </table:table-cell>
          <table:table-cell table:style-name="Table11.B2" office:value-type="string">
            <text:p text:style-name="Table_20_Contents">0141-2294632</text:p>
            <text:p text:style-name="Table_20_Contents">7014087527</text:p>
          </table:table-cell>
          <table:table-cell table:style-name="Table11.D2" office:value-type="string">
            <text:p text:style-name="Table_20_Contents">Rajasthan</text:p>
          </table:table-cell>
        </table:table-row>
        <table:table-row>
          <table:table-cell table:style-name="Table11.A2" office:value-type="float" office:value="2">
            <text:p text:style-name="Table_20_Contents">2</text:p>
          </table:table-cell>
          <table:table-cell table:style-name="Table11.B2" office:value-type="string">
            <text:p text:style-name="Table_20_Contents">Naman</text:p>
          </table:table-cell>
          <table:table-cell table:style-name="Table11.B2" office:value-type="string">
            <text:p text:style-name="Table_20_Contents">0141-2284613</text:p>
          </table:table-cell>
          <table:table-cell table:style-name="Table11.D2" office:value-type="string">
            <text:p text:style-name="Table_20_Contents">Rajasthan</text:p>
          </table:table-cell>
        </table:table-row>
      </table:table>
      <text:p text:style-name="Standard"/>
      <text:p text:style-name="Standard"/>
      <text:p text:style-name="P1">In the above table Emp_Phone contain mulitple phone numbers in a single column.To <text:s/>convert this in 1NF we split up that column</text:p>
      <text:p text:style-name="P1"/>
      <text:p text:style-name="Standard"><text:soft-page-break/><text:tab/></text:p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12">EMP_ID</text:p>
          </table:table-cell>
          <table:table-cell table:style-name="Table10.A1" office:value-type="string">
            <text:p text:style-name="P12">EMP_Name</text:p>
          </table:table-cell>
          <table:table-cell table:style-name="Table10.A1" office:value-type="string">
            <text:p text:style-name="P12">EMP_Phone</text:p>
          </table:table-cell>
          <table:table-cell table:style-name="Table10.D1" office:value-type="string">
            <text:p text:style-name="P12">EMP_State</text:p>
          </table:table-cell>
        </table:table-row>
        <table:table-row>
          <table:table-cell table:style-name="Table10.A2" office:value-type="float" office:value="1">
            <text:p text:style-name="Table_20_Contents">1</text:p>
          </table:table-cell>
          <table:table-cell table:style-name="Table10.B2" office:value-type="string">
            <text:p text:style-name="Table_20_Contents">Hitesh</text:p>
          </table:table-cell>
          <table:table-cell table:style-name="Table10.B2" office:value-type="string">
            <text:p text:style-name="Table_20_Contents">0141-2294632</text:p>
          </table:table-cell>
          <table:table-cell table:style-name="Table10.D2" office:value-type="string">
            <text:p text:style-name="Table_20_Contents">Rajasthan</text:p>
          </table:table-cell>
        </table:table-row>
        <table:table-row>
          <table:table-cell table:style-name="Table10.A2" office:value-type="float" office:value="1">
            <text:p text:style-name="Table_20_Contents">1</text:p>
          </table:table-cell>
          <table:table-cell table:style-name="Table10.B2" office:value-type="string">
            <text:p text:style-name="Table_20_Contents">Hitesh</text:p>
          </table:table-cell>
          <table:table-cell table:style-name="Table10.A2" office:value-type="float" office:value="7014087527">
            <text:p text:style-name="Table_20_Contents">7014087527</text:p>
          </table:table-cell>
          <table:table-cell table:style-name="Table10.D2" office:value-type="string">
            <text:p text:style-name="Table_20_Contents">Rajasthan</text:p>
          </table:table-cell>
        </table:table-row>
        <table:table-row>
          <table:table-cell table:style-name="Table10.A2" office:value-type="float" office:value="2">
            <text:p text:style-name="Table_20_Contents">2</text:p>
          </table:table-cell>
          <table:table-cell table:style-name="Table10.B2" office:value-type="string">
            <text:p text:style-name="Table_20_Contents">Naman</text:p>
          </table:table-cell>
          <table:table-cell table:style-name="Table10.B2" office:value-type="string">
            <text:p text:style-name="Table_20_Contents">0141-2284613</text:p>
          </table:table-cell>
          <table:table-cell table:style-name="Table10.D2" office:value-type="string">
            <text:p text:style-name="Table_20_Contents">Rajasthan</text:p>
          </table:table-cell>
        </table:table-row>
      </table:table>
      <text:p text:style-name="Standard"/>
      <text:p text:style-name="Standard"/>
      <text:list xml:id="list6352840647004387058" text:style-name="L2">
        <text:list-item>
          <text:p text:style-name="P7">2NF</text:p>
          <text:p text:style-name="P7"/>
          <text:p text:style-name="P2">Also called Second Normal Form.</text:p>
          <text:p text:style-name="P2">-In the 2NF, relation must be in 1NF.</text:p>
          <text:p text:style-name="P2">-All non-key attributes are fully dependent on the primary key</text:p>
        </text:list-item>
      </text:list>
      <text:p text:style-name="Standard"/>
      <text:p text:style-name="Standard"><text:s text:c="3"/><text:tab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<text:s text:c="17"/>Student_No</text:p>
          </table:table-cell>
          <table:table-cell table:style-name="Table1.B1" office:value-type="string">
            <text:p text:style-name="Table_20_Contents"><text:s text:c="2"/><text:span text:style-name="T1"><text:s/>Course_No</text:span></text:p>
          </table:table-cell>
          <table:table-cell table:style-name="Table1.C1" office:value-type="string">
            <text:p text:style-name="P12">Corse_Fee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float" office:value="24">
            <text:p text:style-name="Table_20_Contents">24</text:p>
          </table:table-cell>
          <table:table-cell table:style-name="Table1.C2" office:value-type="float" office:value="1000">
            <text:p text:style-name="Table_20_Contents">1000</text:p>
          </table:table-cell>
        </table:table-row>
        <table:table-row>
          <table:table-cell table:style-name="Table1.B2" office:value-type="float" office:value="2">
            <text:p text:style-name="Table_20_Contents">2</text:p>
          </table:table-cell>
          <table:table-cell table:style-name="Table1.B2" office:value-type="float" office:value="25">
            <text:p text:style-name="Table_20_Contents">25</text:p>
          </table:table-cell>
          <table:table-cell table:style-name="Table1.C2" office:value-type="float" office:value="600">
            <text:p text:style-name="Table_20_Contents">600</text:p>
          </table:table-cell>
        </table:table-row>
        <table:table-row>
          <table:table-cell table:style-name="Table1.B2" office:value-type="float" office:value="1">
            <text:p text:style-name="Table_20_Contents">1</text:p>
          </table:table-cell>
          <table:table-cell table:style-name="Table1.B2" office:value-type="float" office:value="26">
            <text:p text:style-name="Table_20_Contents">26</text:p>
          </table:table-cell>
          <table:table-cell table:style-name="Table1.C2" office:value-type="float" office:value="400">
            <text:p text:style-name="Table_20_Contents">400</text:p>
          </table:table-cell>
        </table:table-row>
        <table:table-row>
          <table:table-cell table:style-name="Table1.B2" office:value-type="float" office:value="2">
            <text:p text:style-name="Table_20_Contents">2</text:p>
          </table:table-cell>
          <table:table-cell table:style-name="Table1.B2" office:value-type="float" office:value="34">
            <text:p text:style-name="Table_20_Contents">34</text:p>
          </table:table-cell>
          <table:table-cell table:style-name="Table1.C2" office:value-type="float" office:value="600">
            <text:p text:style-name="Table_20_Contents">600</text:p>
          </table:table-cell>
        </table:table-row>
      </table:table>
      <text:p text:style-name="Standard"/>
      <text:p text:style-name="Standard">As Course_Fee is dependent on Course_No we will make a seperate table of Course_No and Course_Fee</text:p>
      <text:p text:style-name="Standard"><text:tab/></text:p>
      <text:p text:style-name="Standard"><text:tab/><text:tab/><text:tab/><text:tab/><text:tab/><text:span text:style-name="T1"><text:tab/></text:span><text:span text:style-name="T2">Table 1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2">Student_No</text:p>
          </table:table-cell>
          <table:table-cell table:style-name="Table2.B1" office:value-type="string">
            <text:p text:style-name="P12">Course_N0</text:p>
          </table:table-cell>
        </table:table-row>
        <table:table-row>
          <table:table-cell table:style-name="Table2.A2" office:value-type="float" office:value="1">
            <text:p text:style-name="Table_20_Contents">1</text:p>
          </table:table-cell>
          <table:table-cell table:style-name="Table2.B2" office:value-type="float" office:value="24">
            <text:p text:style-name="Table_20_Contents">24</text:p>
          </table:table-cell>
        </table:table-row>
        <table:table-row>
          <table:table-cell table:style-name="Table2.A2" office:value-type="float" office:value="2">
            <text:p text:style-name="Table_20_Contents">2</text:p>
          </table:table-cell>
          <table:table-cell table:style-name="Table2.B2" office:value-type="float" office:value="25">
            <text:p text:style-name="Table_20_Contents">25</text:p>
          </table:table-cell>
        </table:table-row>
        <table:table-row>
          <table:table-cell table:style-name="Table2.A2" office:value-type="float" office:value="1">
            <text:p text:style-name="Table_20_Contents">1</text:p>
          </table:table-cell>
          <table:table-cell table:style-name="Table2.B2" office:value-type="float" office:value="26">
            <text:p text:style-name="Table_20_Contents">26</text:p>
          </table:table-cell>
        </table:table-row>
        <table:table-row>
          <table:table-cell table:style-name="Table2.A2" office:value-type="float" office:value="2">
            <text:p text:style-name="Table_20_Contents">2</text:p>
          </table:table-cell>
          <table:table-cell table:style-name="Table2.B2" office:value-type="float" office:value="34">
            <text:p text:style-name="Table_20_Contents">34</text:p>
          </table:table-cell>
        </table:table-row>
      </table:table>
      <text:p text:style-name="Standard"/>
      <text:p text:style-name="Standard"><text:tab/><text:tab/><text:tab/><text:tab/><text:tab/><text:tab/><text:span text:style-name="T2">Table 2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<text:s text:c="2"/><text:span text:style-name="T1"><text:s/>Course_No</text:span></text:p>
          </table:table-cell>
          <table:table-cell table:style-name="Table3.B1" office:value-type="string">
            <text:p text:style-name="P12">Corse_Fee</text:p>
          </table:table-cell>
        </table:table-row>
        <table:table-row>
          <table:table-cell table:style-name="Table3.A2" office:value-type="float" office:value="24">
            <text:p text:style-name="Table_20_Contents">24</text:p>
          </table:table-cell>
          <table:table-cell table:style-name="Table3.B2" office:value-type="float" office:value="1000">
            <text:p text:style-name="Table_20_Contents">1000</text:p>
          </table:table-cell>
        </table:table-row>
        <table:table-row>
          <table:table-cell table:style-name="Table3.A2" office:value-type="float" office:value="25">
            <text:p text:style-name="Table_20_Contents">25</text:p>
          </table:table-cell>
          <table:table-cell table:style-name="Table3.B2" office:value-type="float" office:value="600">
            <text:p text:style-name="Table_20_Contents">600</text:p>
          </table:table-cell>
        </table:table-row>
        <table:table-row>
          <table:table-cell table:style-name="Table3.A2" office:value-type="float" office:value="26">
            <text:p text:style-name="Table_20_Contents">26</text:p>
          </table:table-cell>
          <table:table-cell table:style-name="Table3.B2" office:value-type="float" office:value="400">
            <text:p text:style-name="Table_20_Contents">400</text:p>
          </table:table-cell>
        </table:table-row>
        <table:table-row>
          <table:table-cell table:style-name="Table3.A2" office:value-type="float" office:value="34">
            <text:p text:style-name="Table_20_Contents">34</text:p>
          </table:table-cell>
          <table:table-cell table:style-name="Table3.B2" office:value-type="float" office:value="600">
            <text:p text:style-name="Table_20_Contents">600</text:p>
          </table:table-cell>
        </table:table-row>
      </table:table>
      <text:p text:style-name="Standard"/>
      <text:p text:style-name="Standard"/>
      <text:list xml:id="list6816063737864820977" text:style-name="L3">
        <text:list-item>
          <text:list>
            <text:list-item>
              <text:p text:style-name="P8">3NF</text:p>
              <text:p text:style-name="P8"/>
              <text:p text:style-name="P3">Also stated as Third Normal Form.</text:p>
              <text:p text:style-name="P3">- A relation is is third noramal form, if there is no transitive dependency for prime attributes .</text:p>
              <text:p text:style-name="P3">-It should be in 2NF.</text:p>
              <text:p text:style-name="P3"/>
            </text:list-item>
          </text:list>
        </text:list-item>
      </text:list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2">Student_ID</text:p>
          </table:table-cell>
          <table:table-cell table:style-name="Table4.A1" office:value-type="string">
            <text:p text:style-name="P12">Student_Name</text:p>
          </table:table-cell>
          <table:table-cell table:style-name="Table4.A1" office:value-type="string">
            <text:p text:style-name="P12">ZIP</text:p>
          </table:table-cell>
          <table:table-cell table:style-name="Table4.D1" office:value-type="string">
            <text:p text:style-name="P12">State</text:p>
          </table:table-cell>
        </table:table-row>
        <text:soft-page-break/>
        <table:table-row>
          <table:table-cell table:style-name="Table4.A2" office:value-type="float" office:value="1">
            <text:p text:style-name="Table_20_Contents">1</text:p>
          </table:table-cell>
          <table:table-cell table:style-name="Table4.B2" office:value-type="string">
            <text:p text:style-name="Table_20_Contents">Hitesh</text:p>
          </table:table-cell>
          <table:table-cell table:style-name="Table4.A2" office:value-type="float" office:value="302019">
            <text:p text:style-name="Table_20_Contents">302019</text:p>
          </table:table-cell>
          <table:table-cell table:style-name="Table4.D2" office:value-type="string">
            <text:p text:style-name="Table_20_Contents">Rajasthan</text:p>
          </table:table-cell>
        </table:table-row>
        <table:table-row>
          <table:table-cell table:style-name="Table4.A2" office:value-type="float" office:value="2">
            <text:p text:style-name="Table_20_Contents">2</text:p>
          </table:table-cell>
          <table:table-cell table:style-name="Table4.B2" office:value-type="string">
            <text:p text:style-name="Table_20_Contents">Naman</text:p>
          </table:table-cell>
          <table:table-cell table:style-name="Table4.A2" office:value-type="float" office:value="201723">
            <text:p text:style-name="Table_20_Contents">201723</text:p>
          </table:table-cell>
          <table:table-cell table:style-name="Table4.D2" office:value-type="string">
            <text:p text:style-name="Table_20_Contents">Hariyana</text:p>
          </table:table-cell>
        </table:table-row>
        <table:table-row>
          <table:table-cell table:style-name="Table4.A2" office:value-type="float" office:value="4">
            <text:p text:style-name="Table_20_Contents">4</text:p>
          </table:table-cell>
          <table:table-cell table:style-name="Table4.B2" office:value-type="string">
            <text:p text:style-name="Table_20_Contents">Sachin</text:p>
          </table:table-cell>
          <table:table-cell table:style-name="Table4.A2" office:value-type="float" office:value="492812">
            <text:p text:style-name="Table_20_Contents">492812</text:p>
          </table:table-cell>
          <table:table-cell table:style-name="Table4.D2" office:value-type="string">
            <text:p text:style-name="Table_20_Contents">Rajashtan</text:p>
          </table:table-cell>
        </table:table-row>
      </table:table>
      <text:p text:style-name="Standard"/>
      <text:p text:style-name="Standard">Here State is transitively dependent on Student_ID<text:tab/>,So to remove that we are going to split up the table</text:p>
      <text:p text:style-name="Standard"/>
      <text:p text:style-name="Standard"><text:tab/><text:tab/><text:tab/><text:tab/><text:tab/><text:tab/><text:span text:style-name="T2">Table1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2">Student_ID</text:p>
          </table:table-cell>
          <table:table-cell table:style-name="Table5.A1" office:value-type="string">
            <text:p text:style-name="P12">Student_Name</text:p>
          </table:table-cell>
          <table:table-cell table:style-name="Table5.C1" office:value-type="string">
            <text:p text:style-name="P12">ZIP</text:p>
          </table:table-cell>
        </table:table-row>
        <table:table-row>
          <table:table-cell table:style-name="Table5.A2" office:value-type="float" office:value="1">
            <text:p text:style-name="Table_20_Contents">1</text:p>
          </table:table-cell>
          <table:table-cell table:style-name="Table5.B2" office:value-type="string">
            <text:p text:style-name="Table_20_Contents">Hitesh</text:p>
          </table:table-cell>
          <table:table-cell table:style-name="Table5.C2" office:value-type="float" office:value="302019">
            <text:p text:style-name="Table_20_Contents">302019</text:p>
          </table:table-cell>
        </table:table-row>
        <table:table-row>
          <table:table-cell table:style-name="Table5.A2" office:value-type="float" office:value="2">
            <text:p text:style-name="Table_20_Contents">2</text:p>
          </table:table-cell>
          <table:table-cell table:style-name="Table5.B2" office:value-type="string">
            <text:p text:style-name="Table_20_Contents">Naman</text:p>
          </table:table-cell>
          <table:table-cell table:style-name="Table5.C2" office:value-type="float" office:value="201723">
            <text:p text:style-name="Table_20_Contents">201723</text:p>
          </table:table-cell>
        </table:table-row>
        <table:table-row>
          <table:table-cell table:style-name="Table5.A2" office:value-type="float" office:value="4">
            <text:p text:style-name="Table_20_Contents">4</text:p>
          </table:table-cell>
          <table:table-cell table:style-name="Table5.B2" office:value-type="string">
            <text:p text:style-name="Table_20_Contents">Sachin</text:p>
          </table:table-cell>
          <table:table-cell table:style-name="Table5.C2" office:value-type="float" office:value="492812">
            <text:p text:style-name="Table_20_Contents">492812</text:p>
          </table:table-cell>
        </table:table-row>
      </table:table>
      <text:p text:style-name="Standard"><text:span text:style-name="T2"/></text:p>
      <text:p text:style-name="Standard"><text:span text:style-name="T2"/></text:p>
      <text:p text:style-name="P4"><text:tab/><text:tab/><text:tab/><text:tab/><text:tab/><text:tab/><text:span text:style-name="T2">Table2</text:span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2">ZIP</text:p>
          </table:table-cell>
          <table:table-cell table:style-name="Table6.B1" office:value-type="string">
            <text:p text:style-name="P12">State</text:p>
          </table:table-cell>
        </table:table-row>
        <table:table-row>
          <table:table-cell table:style-name="Table6.A2" office:value-type="float" office:value="302019">
            <text:p text:style-name="Table_20_Contents">302019</text:p>
          </table:table-cell>
          <table:table-cell table:style-name="Table6.B2" office:value-type="string">
            <text:p text:style-name="Table_20_Contents">Rajasthan</text:p>
          </table:table-cell>
        </table:table-row>
        <table:table-row>
          <table:table-cell table:style-name="Table6.A2" office:value-type="float" office:value="201723">
            <text:p text:style-name="Table_20_Contents">201723</text:p>
          </table:table-cell>
          <table:table-cell table:style-name="Table6.B2" office:value-type="string">
            <text:p text:style-name="Table_20_Contents">Hariyana</text:p>
          </table:table-cell>
        </table:table-row>
        <table:table-row>
          <table:table-cell table:style-name="Table6.A2" office:value-type="float" office:value="492812">
            <text:p text:style-name="Table_20_Contents">492812</text:p>
          </table:table-cell>
          <table:table-cell table:style-name="Table6.B2" office:value-type="string">
            <text:p text:style-name="Table_20_Contents">Rajashtan</text:p>
          </table:table-cell>
        </table:table-row>
      </table:table>
      <text:p text:style-name="P4"/>
      <text:p text:style-name="P4">Now the tables are in 3NF as there is no transitive dependency.</text:p>
      <text:p text:style-name="P4"/>
      <text:list xml:id="list852679609303550526" text:style-name="L4">
        <text:list-item>
          <text:p text:style-name="P9">BCNF</text:p>
          <text:p text:style-name="P9"/>
          <text:p text:style-name="P5">Also known as Boyce Codd Normal Form</text:p>
          <text:p text:style-name="P5">-It is stricter than 3NF.</text:p>
        </text:list-item>
      </text:list>
      <text:p text:style-name="P4"><text:tab/>-A table is in BCNF if every functional dependency X--&gt;Y, X is the super key of the table</text:p>
      <text:p text:style-name="P4"><text:tab/>-The table should be in 3NF</text:p>
      <text:p text:style-name="P4"/>
      <text:p text:style-name="P4"><text:tab/>Consider a table of Employee.</text:p>
      <text:p text:style-name="P4"><text:tab/>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12">EMP_ID</text:p>
          </table:table-cell>
          <table:table-cell table:style-name="Table7.A1" office:value-type="string">
            <text:p text:style-name="P12">EMP_State</text:p>
          </table:table-cell>
          <table:table-cell table:style-name="Table7.A1" office:value-type="string">
            <text:p text:style-name="P12">Emp_Dept</text:p>
          </table:table-cell>
          <table:table-cell table:style-name="Table7.D1" office:value-type="string">
            <text:p text:style-name="P12">Emp_Dept_NO</text:p>
          </table:table-cell>
        </table:table-row>
        <table:table-row>
          <table:table-cell table:style-name="Table7.A2" office:value-type="float" office:value="1">
            <text:p text:style-name="Table_20_Contents">1</text:p>
          </table:table-cell>
          <table:table-cell table:style-name="Table7.B2" office:value-type="string">
            <text:p text:style-name="Table_20_Contents">Rajasthan</text:p>
          </table:table-cell>
          <table:table-cell table:style-name="Table7.B2" office:value-type="string">
            <text:p text:style-name="Table_20_Contents">Design</text:p>
          </table:table-cell>
          <table:table-cell table:style-name="Table7.D2" office:value-type="float" office:value="240">
            <text:p text:style-name="Table_20_Contents">240</text:p>
          </table:table-cell>
        </table:table-row>
        <table:table-row>
          <table:table-cell table:style-name="Table7.A2" office:value-type="float" office:value="1">
            <text:p text:style-name="Table_20_Contents">1</text:p>
          </table:table-cell>
          <table:table-cell table:style-name="Table7.B2" office:value-type="string">
            <text:p text:style-name="Table_20_Contents">Rajasthan</text:p>
          </table:table-cell>
          <table:table-cell table:style-name="Table7.B2" office:value-type="string">
            <text:p text:style-name="Table_20_Contents">Testing</text:p>
          </table:table-cell>
          <table:table-cell table:style-name="Table7.D2" office:value-type="float" office:value="220">
            <text:p text:style-name="Table_20_Contents">220</text:p>
          </table:table-cell>
        </table:table-row>
        <table:table-row>
          <table:table-cell table:style-name="Table7.A2" office:value-type="float" office:value="2">
            <text:p text:style-name="Table_20_Contents">2</text:p>
          </table:table-cell>
          <table:table-cell table:style-name="Table7.B2" office:value-type="string">
            <text:p text:style-name="Table_20_Contents">Hariyana</text:p>
          </table:table-cell>
          <table:table-cell table:style-name="Table7.B2" office:value-type="string">
            <text:p text:style-name="Table_20_Contents">Sales</text:p>
          </table:table-cell>
          <table:table-cell table:style-name="Table7.D2" office:value-type="float" office:value="210">
            <text:p text:style-name="Table_20_Contents">210</text:p>
          </table:table-cell>
        </table:table-row>
        <table:table-row>
          <table:table-cell table:style-name="Table7.A2" office:value-type="float" office:value="2">
            <text:p text:style-name="Table_20_Contents">2</text:p>
          </table:table-cell>
          <table:table-cell table:style-name="Table7.B2" office:value-type="string">
            <text:p text:style-name="Table_20_Contents">Hariyana</text:p>
          </table:table-cell>
          <table:table-cell table:style-name="Table7.B2" office:value-type="string">
            <text:p text:style-name="Table_20_Contents">Marketing</text:p>
          </table:table-cell>
          <table:table-cell table:style-name="Table7.D2" office:value-type="float" office:value="200">
            <text:p text:style-name="Table_20_Contents">200</text:p>
          </table:table-cell>
        </table:table-row>
      </table:table>
      <text:p text:style-name="P4"><text:tab/></text:p>
      <text:p text:style-name="P4">Here Emp_Id and Emp_Dept are keys. None of them alone are primary key.So we split up the table</text:p>
      <text:p text:style-name="P4"/>
      <text:p text:style-name="P4"><text:tab/><text:tab/><text:tab/><text:tab/><text:tab/><text:tab/> <text:s text:c="10"/><text:span text:style-name="T2">Table1</text:span></text:p>
      <text:p text:style-name="P4"><text:span text:style-name="T2"/>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2">EMP_ID</text:p>
          </table:table-cell>
          <table:table-cell table:style-name="Table8.B1" office:value-type="string">
            <text:p text:style-name="P12">EMP_State</text:p>
          </table:table-cell>
        </table:table-row>
        <table:table-row>
          <table:table-cell table:style-name="Table8.A2" office:value-type="float" office:value="1">
            <text:p text:style-name="Table_20_Contents">1</text:p>
          </table:table-cell>
          <table:table-cell table:style-name="Table8.B2" office:value-type="string">
            <text:p text:style-name="Table_20_Contents">Rajasthan</text:p>
          </table:table-cell>
        </table:table-row>
        <table:table-row>
          <table:table-cell table:style-name="Table8.A2" office:value-type="float" office:value="2">
            <text:p text:style-name="Table_20_Contents">2</text:p>
          </table:table-cell>
          <table:table-cell table:style-name="Table8.B2" office:value-type="string">
            <text:p text:style-name="Table_20_Contents">Hariyana</text:p>
          </table:table-cell>
        </table:table-row>
      </table:table>
      <text:p text:style-name="P4"><text:span text:style-name="T2"/></text:p>
      <text:p text:style-name="P4"><text:soft-page-break/><text:span text:style-name="T1"><text:tab/><text:tab/><text:tab/><text:tab/> <text:s text:c="8"/><text:tab/><text:tab/> <text:s text:c="9"/></text:span><text:span text:style-name="T2">Table2</text:span></text:p>
      <text:p text:style-name="P4"><text:span text:style-name="T2"/>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2">Emp_Dept</text:p>
          </table:table-cell>
          <table:table-cell table:style-name="Table9.B1" office:value-type="string">
            <text:p text:style-name="P12">Emp_Dept_NO</text:p>
          </table:table-cell>
        </table:table-row>
        <table:table-row>
          <table:table-cell table:style-name="Table9.A2" office:value-type="string">
            <text:p text:style-name="Table_20_Contents">Design</text:p>
          </table:table-cell>
          <table:table-cell table:style-name="Table9.B2" office:value-type="float" office:value="240">
            <text:p text:style-name="Table_20_Contents">240</text:p>
          </table:table-cell>
        </table:table-row>
        <table:table-row>
          <table:table-cell table:style-name="Table9.A2" office:value-type="string">
            <text:p text:style-name="Table_20_Contents">Testing</text:p>
          </table:table-cell>
          <table:table-cell table:style-name="Table9.B2" office:value-type="float" office:value="220">
            <text:p text:style-name="Table_20_Contents">220</text:p>
          </table:table-cell>
        </table:table-row>
        <table:table-row>
          <table:table-cell table:style-name="Table9.A2" office:value-type="string">
            <text:p text:style-name="Table_20_Contents">Sales</text:p>
          </table:table-cell>
          <table:table-cell table:style-name="Table9.B2" office:value-type="float" office:value="210">
            <text:p text:style-name="Table_20_Contents">210</text:p>
          </table:table-cell>
        </table:table-row>
        <table:table-row>
          <table:table-cell table:style-name="Table9.A2" office:value-type="string">
            <text:p text:style-name="Table_20_Contents">Marketing</text:p>
          </table:table-cell>
          <table:table-cell table:style-name="Table9.B2" office:value-type="float" office:value="200">
            <text:p text:style-name="Table_20_Contents">200</text:p>
          </table:table-cell>
        </table:table-row>
      </table:table>
      <text:p text:style-name="P4"><text:span text:style-name="T2"/></text:p>
      <text:p text:style-name="P4"><text:span text:style-name="T2">-----------------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97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1T20:08:03.35</meta:creation-date>
    <meta:document-statistic meta:table-count="11" meta:image-count="0" meta:object-count="0" meta:page-count="4" meta:paragraph-count="194" meta:word-count="466" meta:character-count="3021"/>
    <dc:date>2021-03-11T20:47:08.14</dc:date>
    <meta:editing-duration>PT6M13S</meta:editing-duration>
    <meta:editing-cycles>1</meta:editing-cycles>
    <meta:generator>OpenOffice/4.1.1$Win32 OpenOffice.org_project/411m6$Build-9775</meta:generator>
  </office:meta>
</office:document-meta>
</file>